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64489F1D0CDB25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1cm" svg:height="7.8cm" svg:x="5.4cm" svg:y="13.4cm">
          <draw:image xlink:href="Pictures/10000201000002000000020064489F1D0CDB25B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12-06T00:14:31.533000000</dc:date>
    <meta:editing-duration>PT1M14S</meta:editing-duration>
    <meta:editing-cycles>1</meta:editing-cycles>
    <meta:document-statistic meta:object-count="1"/>
    <meta:generator>Trio_Office/6.2.8.2$Windows_x86 LibreOffice_project/</meta:generator>
  </office:meta>
</office:document-meta>
</file>